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60000016C0968034EA21F5120.png" manifest:media-type="image/png"/>
  <manifest:file-entry manifest:full-path="Pictures/10000000000004D0000000FCA9DDAC01051801E3.png" manifest:media-type="image/png"/>
  <manifest:file-entry manifest:full-path="Pictures/10000000000004DD000001B7E621E13EDBC8D31F.png" manifest:media-type="image/png"/>
  <manifest:file-entry manifest:full-path="Pictures/10000000000004CE000003101EBF42DF2E695476.png" manifest:media-type="image/png"/>
  <manifest:file-entry manifest:full-path="Pictures/10000000000004D7000003A5493D68560EC7D4D6.png" manifest:media-type="image/png"/>
  <manifest:file-entry manifest:full-path="Pictures/10000000000001E300000344609F9FC5D79D69F7.png" manifest:media-type="image/png"/>
  <manifest:file-entry manifest:full-path="Pictures/1000000000000755000003F678BC56FDB2040D15.png" manifest:media-type="image/png"/>
  <manifest:file-entry manifest:full-path="Pictures/10000000000006EE000001C4DF5A67704ACC86F4.png" manifest:media-type="image/png"/>
  <manifest:file-entry manifest:full-path="Pictures/10000000000001CE000003324920D2FF54B956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667c" officeooo:paragraph-rsid="0015667c"/>
    </style:style>
    <style:style style:name="P2" style:family="paragraph" style:parent-style-name="Standard">
      <style:text-properties officeooo:rsid="0016e16c" officeooo:paragraph-rsid="0016e16c"/>
    </style:style>
    <style:style style:name="P3" style:family="paragraph" style:parent-style-name="Standard">
      <style:text-properties officeooo:rsid="001ad789" officeooo:paragraph-rsid="001ad789"/>
    </style:style>
    <style:style style:name="P4" style:family="paragraph" style:parent-style-name="Standard">
      <style:text-properties officeooo:paragraph-rsid="001f1ce1"/>
    </style:style>
    <style:style style:name="P5" style:family="paragraph" style:parent-style-name="Standard">
      <style:text-properties officeooo:rsid="0016e16c" officeooo:paragraph-rsid="0016e1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1.4161in" draw:z-index="0"><draw:image xlink:href="Pictures/10000000000004D0000000FCA9DDAC01051801E3.png" xlink:type="simple" xlink:show="embed" xlink:actuate="onLoad"/></draw:frame></text:p>
      <text:p text:style-name="Standard"><draw:frame draw:style-name="fr1" draw:name="Image2" text:anchor-type="paragraph" svg:width="6.9252in" svg:height="2.4417in" draw:z-index="1"><draw:image xlink:href="Pictures/10000000000004DD000001B7E621E13EDBC8D31F.png" xlink:type="simple" xlink:show="embed" xlink:actuate="onLoad"/></draw:frame></text:p>
      <text:p text:style-name="Standard"/>
      <text:p text:style-name="Standard"><draw:frame draw:style-name="fr1" draw:name="Image3" text:anchor-type="paragraph" svg:width="6.9252in" svg:height="5.2146in" draw:z-index="2"><draw:image xlink:href="Pictures/10000000000004D7000003A5493D68560EC7D4D6.png" xlink:type="simple" xlink:show="embed" xlink:actuate="onLoad"/></draw:frame><text:soft-page-break/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4" text:anchor-type="paragraph" svg:width="6.9252in" svg:height="4.4138in" draw:z-index="3"><draw:image xlink:href="Pictures/10000000000004CE000003101EBF42DF2E695476.png" xlink:type="simple" xlink:show="embed" xlink:actuate="onLoad"/></draw:frame><text:soft-page-break/></text:p>
      <text:p text:style-name="P1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5" text:anchor-type="paragraph" svg:width="4.0252in" svg:height="6.9665in" draw:z-index="4"><draw:image xlink:href="Pictures/10000000000001E300000344609F9FC5D79D69F7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6" text:anchor-type="paragraph" svg:width="3.85in" svg:height="6.8165in" draw:z-index="5"><draw:image xlink:href="Pictures/10000000000001CE000003324920D2FF54B956A5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7" text:anchor-type="paragraph" svg:width="3.5165in" svg:height="3.0335in" draw:z-index="6"><draw:image xlink:href="Pictures/10000000000001A60000016C0968034EA21F5120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paragraph" svg:width="6.9252in" svg:height="1.7638in" draw:z-index="7"><draw:image xlink:href="Pictures/10000000000006EE000001C4DF5A67704ACC86F4.png" xlink:type="simple" xlink:show="embed" xlink:actuate="onLoad"/></draw:frame></text:p>
      <text:p text:style-name="P2"/>
      <text:p text:style-name="P2"><draw:frame draw:style-name="fr1" draw:name="Image9" text:anchor-type="paragraph" svg:width="6.9252in" svg:height="3.7409in" draw:z-index="8"><draw:image xlink:href="Pictures/1000000000000755000003F678BC56FDB2040D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1:55:05.770000000</meta:creation-date>
    <meta:generator>LibreOffice/5.2.4.2$Windows_x86 LibreOffice_project/3d5603e1122f0f102b62521720ab13a38a4e0eb0</meta:generator>
    <dc:date>2017-02-13T17:53:51.332000000</dc:date>
    <meta:editing-duration>PT5H22M36S</meta:editing-duration>
    <meta:editing-cycles>8</meta:editing-cycles>
    <meta:document-statistic meta:table-count="0" meta:image-count="9" meta:object-count="0" meta:page-count="6" meta:paragraph-count="0" meta:word-count="0" meta:character-count="0" meta:non-whitespace-character-count="0"/>
  </office:meta>
</office:document-meta>
</file>